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 style:list-style-name="L3">
      <style:text-properties fo:font-size="15pt" officeooo:rsid="000e9580" officeooo:paragraph-rsid="000e9580" style:font-size-asian="15pt" style:font-size-complex="15pt"/>
    </style:style>
    <style:style style:name="P6" style:family="paragraph" style:parent-style-name="Standard" style:list-style-name="L6">
      <style:text-properties fo:font-size="15pt" officeooo:rsid="000e9580" officeooo:paragraph-rsid="000e9580" style:font-size-asian="15pt" style:font-size-complex="15pt"/>
    </style:style>
    <style:style style:name="P7" style:family="paragraph" style:parent-style-name="Standard" style:list-style-name="L7">
      <style:text-properties fo:font-size="15pt" officeooo:rsid="000e9580" officeooo:paragraph-rsid="000e9580" style:font-size-asian="15pt" style:font-size-complex="15pt"/>
    </style:style>
    <style:style style:name="P8" style:family="paragraph" style:parent-style-name="Standard">
      <style:text-properties fo:font-size="15pt" officeooo:paragraph-rsid="000e9580" style:font-size-asian="15pt" style:font-size-complex="15pt"/>
    </style:style>
    <style:style style:name="P9" style:family="paragraph" style:parent-style-name="Standard" style:list-style-name="L8">
      <style:text-properties fo:font-size="15pt" officeooo:paragraph-rsid="000e9580" style:font-size-asian="15pt" style:font-size-complex="15pt"/>
    </style:style>
    <style:style style:name="P10" style:family="paragraph" style:parent-style-name="Standard" style:list-style-name="L5">
      <style:text-properties officeooo:rsid="000e9580" officeooo:paragraph-rsid="000e9580"/>
    </style:style>
    <style:style style:name="P11" style:family="paragraph" style:parent-style-name="Standard" style:list-style-name="L2">
      <style:text-properties officeooo:paragraph-rsid="000e9580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e9580" style:font-size-asian="15pt" style:font-size-complex="15pt"/>
    </style:style>
    <style:style style:name="T3" style:family="text">
      <style:text-properties officeooo:rsid="000e4944"/>
    </style:style>
    <style:style style:name="T4" style:family="text">
      <style:text-properties officeooo:rsid="000e958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TEPROXECTO</text:p>
      <text:p text:style-name="P2"/>
      <text:p text:style-name="P8"><text:s/>AUTOR <text:span text:style-name="T3">O</text:span> AUTORES: </text:p>
      <text:p text:style-name="P8"/>
      <text:list text:style-name="L2">
        <text:list-item>
          <text:p text:style-name="P11"><text:span text:style-name="T2">Brais Díaz Rodríguez.</text:span></text:p>
        </text:list-item>
      </text:list>
      <text:p text:style-name="P1"/>
      <text:p text:style-name="P1"/>
      <text:p text:style-name="P1">NOMBRE Y TIPO DE LA APLICACIÓN:</text:p>
      <text:p text:style-name="P1"/>
      <text:list xml:id="list422084157" text:style-name="L3">
        <text:list-item>
          <text:p text:style-name="P5">FootballMeet. </text:p>
        </text:list-item>
        <text:list-item>
          <text:p text:style-name="P5">Aplicación para dispositivos móviles Android.</text:p>
        </text:list-item>
      </text:list>
      <text:p text:style-name="Standard"><text:span text:style-name="Fuente_20_de_20_párrafo_20_predeter."><text:span text:style-name="T1"><text:s/></text:span></text:span></text:p>
      <text:p text:style-name="P1"/>
      <text:p text:style-name="P1">¿A QUIÉN <text:s/>VA DIRIGIDO?:</text:p>
      <text:p text:style-name="Standard"><text:span text:style-name="T1"/></text:p>
      <text:list text:style-name="L5">
        <text:list-item>
          <text:p text:style-name="P10"><text:span text:style-name="T1">Dirigido a deportistas que buscan tanto partidos de fútbol informales como torneos.</text:span></text:p>
        </text:list-item>
      </text:list>
      <text:p text:style-name="P1"/>
      <text:p text:style-name="P1"/>
      <text:p text:style-name="P1">¿POR QUÉ SE PLANTEA EL DESARROLLO DE LA APLICACIÓN?:</text:p>
      <text:p text:style-name="P1"><text:s/></text:p>
      <text:list text:style-name="L6">
        <text:list-item>
          <text:p text:style-name="P6">Esta aplicación está planteada porque juego al fútbol desde pequeño y todos los veranos con algunos amigos nos gusta jugar partidos o torneos de fútbol y hay que estar buscándolos en las redes sociales, cosa que a veces se puede complicar para encontrar algún torneo o para organizar algún partido.</text:p>
        </text:list-item>
      </text:list>
      <text:p text:style-name="P1"/>
      <text:p text:style-name="P1"/>
      <text:p text:style-name="P1">¿EN QUÉ LENGUAJE SE DESARROLLA?:</text:p>
      <text:p text:style-name="P1"><text:s/></text:p>
      <text:list text:style-name="L7">
        <text:list-item>
          <text:p text:style-name="P7">Java en Android Studio.</text:p>
        </text:list-item>
      </text:list>
      <text:p text:style-name="P1"/>
      <text:p text:style-name="P1"/>
      <text:p text:style-name="P1">¿EN QUÉ CONSISTE?:</text:p>
      <text:p text:style-name="P1"/>
      <text:list text:style-name="L8">
        <text:list-item>
          <text:p text:style-name="P9"><text:span text:style-name="T4">La aplicación consistiría en una app en la que se registraran usuarios y pudiesen publicar torneos, partidos o incluso equipos, de forma que se podrían apuntar a partidos informales otros usuarios, u otros equipos a torneos. Un usuario podría solicitar unirse a un equipo para así poder anotarse a torneo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28pt" fo:font-weight="bold" style:font-name-asian="SimSun" style:font-family-asian="SimSun" style:font-family-generic-asian="system" style:font-pitch-asian="variable" style:font-size-asian="28pt" style:font-weight-asian="bold" style:font-name-complex="Lucida Sans" style:font-family-complex="'Lucida Sans'" style:font-family-generic-complex="system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Title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Aaron Cabreira Domínguez</meta:initial-creator>
    <meta:creation-date>2019-05-16T13:12:00Z</meta:creation-date>
    <dc:date>2024-04-30T13:33:16.186000000</dc:date>
    <meta:editing-cycles>5</meta:editing-cycles>
    <meta:editing-duration>PT14M40S</meta:editing-duration>
    <meta:document-statistic meta:table-count="0" meta:image-count="0" meta:object-count="0" meta:page-count="1" meta:paragraph-count="17" meta:word-count="163" meta:character-count="987" meta:non-whitespace-character-count="837"/>
    <meta:template xlink:type="simple" xlink:actuate="onRequest" xlink:title="" xlink:href="../../../../user/Documents/__TEIS%202018-19/_Modulo%20Proxectos/ANTEPROXECTOS/Anteproyecto%20Aaron.odt/Normal.dotm"/>
  </office:meta>
</office:document-meta>
</file>